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442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g_equip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_nam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_id</text:p>
          </table:table-cell>
          <table:table-cell office:value-type="string" calcext:value-type="string">
            <text:p>p_availability</text:p>
          </table:table-cell>
          <table:table-cell office:value-type="string" calcext:value-type="string">
            <text:p>state_sto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Vélo elliptique auto alimenté EL 520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36" calcext:value-type="float">
            <text:p>36</text:p>
          </table:table-cell>
          <table:table-cell table:formula="of:= INT (RAND() * 200) + 1" office:value-type="float" office:value="21" calcext:value-type="float">
            <text:p>21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pis de course T540B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11" calcext:value-type="float">
            <text:p>11</text:p>
          </table:table-cell>
          <table:table-cell table:formula="of:= INT (RAND() * 200) + 1" office:value-type="float" office:value="119" calcext:value-type="float">
            <text:p>11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lliptique NordicTrack SE3I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NORDICTRACK</text:p>
          </table:table-cell>
          <table:table-cell table:formula="of:= IF (RAND() * 100 &gt; 15; INT(RAND() * 50) ; 0 )" office:value-type="float" office:value="0" calcext:value-type="float">
            <text:p>0</text:p>
          </table:table-cell>
          <table:table-cell table:formula="of:= INT (RAND() * 200) + 1" office:value-type="float" office:value="57" calcext:value-type="float">
            <text:p>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etal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ordicTrack GX 4.4 Pro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NORDICTRACK</text:p>
          </table:table-cell>
          <table:table-cell table:formula="of:= IF (RAND() * 100 &gt; 15; INT(RAND() * 50) ; 0 )" office:value-type="float" office:value="5" calcext:value-type="float">
            <text:p>5</text:p>
          </table:table-cell>
          <table:table-cell table:formula="of:= INT (RAND() * 200) + 1" office:value-type="float" office:value="118" calcext:value-type="float">
            <text:p>11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etal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apis de course INTENSE RUN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22" calcext:value-type="float">
            <text:p>22</text:p>
          </table:table-cell>
          <table:table-cell table:formula="of:= INT (RAND() * 200) + 1" office:value-type="float" office:value="40" calcext:value-type="float">
            <text:p>4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etal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meur essentiel 120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4" calcext:value-type="float">
            <text:p>4</text:p>
          </table:table-cell>
          <table:table-cell table:formula="of:= INT (RAND() * 200) + 1" office:value-type="float" office:value="32" calcext:value-type="float">
            <text:p>3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élo d'appartement essentiel EB 120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12" calcext:value-type="float">
            <text:p>12</text:p>
          </table:table-cell>
          <table:table-cell table:formula="of:= INT (RAND() * 200) + 1" office:value-type="float" office:value="47" calcext:value-type="float">
            <text:p>4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élo d'appartement auto alimenté BIKE 900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8" calcext:value-type="float">
            <text:p>8</text:p>
          </table:table-cell>
          <table:table-cell table:formula="of:= INT (RAND() * 200) + 1" office:value-type="float" office:value="179" calcext:value-type="float">
            <text:p>17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élo d'appartement essentiel EB 140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1" calcext:value-type="float">
            <text:p>1</text:p>
          </table:table-cell>
          <table:table-cell table:formula="of:= INT (RAND() * 200) + 1" office:value-type="float" office:value="114" calcext:value-type="float">
            <text:p>11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élo elliptique essentiel EL 100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33" calcext:value-type="float">
            <text:p>33</text:p>
          </table:table-cell>
          <table:table-cell table:formula="of:= INT (RAND() * 200) + 1" office:value-type="float" office:value="193" calcext:value-type="float">
            <text:p>19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lo d'appartement ESSENTIAL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34" calcext:value-type="float">
            <text:p>34</text:p>
          </table:table-cell>
          <table:table-cell table:formula="of:= INT (RAND() * 200) + 1" office:value-type="float" office:value="165" calcext:value-type="float">
            <text:p>16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RDICTRACK RW AIR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NORDICTRACK</text:p>
          </table:table-cell>
          <table:table-cell table:formula="of:= IF (RAND() * 100 &gt; 15; INT(RAND() * 50) ; 0 )" office:value-type="float" office:value="46" calcext:value-type="float">
            <text:p>46</text:p>
          </table:table-cell>
          <table:table-cell table:formula="of:= INT (RAND() * 200) + 1" office:value-type="float" office:value="121" calcext:value-type="float">
            <text:p>12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EPPER MS100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0" calcext:value-type="float">
            <text:p>0</text:p>
          </table:table-cell>
          <table:table-cell table:formula="of:= INT (RAND() * 200) + 1" office:value-type="float" office:value="140" calcext:value-type="float">
            <text:p>14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4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anc de musculation 500 pliable et inclinable</text:p>
          </table:table-cell>
          <table:table-cell office:value-type="string" calcext:value-type="string">
            <text:p>MUSCULATION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35" calcext:value-type="float">
            <text:p>35</text:p>
          </table:table-cell>
          <table:table-cell table:formula="of:= INT (RAND() * 200) + 1" office:value-type="float" office:value="97" calcext:value-type="float">
            <text:p>9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pis de marche compact WALK 500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18" calcext:value-type="float">
            <text:p>18</text:p>
          </table:table-cell>
          <table:table-cell table:formula="of:= INT (RAND() * 200) + 1" office:value-type="float" office:value="38" calcext:value-type="float">
            <text:p>3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etal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ise romaine de musculation Training Station 900</text:p>
          </table:table-cell>
          <table:table-cell office:value-type="string" calcext:value-type="string">
            <text:p>MUSCULATION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38" calcext:value-type="float">
            <text:p>38</text:p>
          </table:table-cell>
          <table:table-cell table:formula="of:= INT (RAND() * 200) + 1" office:value-type="float" office:value="187" calcext:value-type="float">
            <text:p>18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ppareil à Charge Guidée Home Gym Compact Musculation</text:p>
          </table:table-cell>
          <table:table-cell office:value-type="string" calcext:value-type="string">
            <text:p>MUSCULATION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35" calcext:value-type="float">
            <text:p>35</text:p>
          </table:table-cell>
          <table:table-cell table:formula="of:= INT (RAND() * 200) + 1" office:value-type="float" office:value="141" calcext:value-type="float">
            <text:p>14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ack de musculation - Traction / Squat / Développé couché / Tirage dos</text:p>
          </table:table-cell>
          <table:table-cell office:value-type="string" calcext:value-type="string">
            <text:p>MUSCULATION</text:p>
          </table:table-cell>
          <table:table-cell office:value-type="string" calcext:value-type="string">
            <text:p>DOMYOS</text:p>
          </table:table-cell>
          <table:table-cell table:formula="of:= IF (RAND() * 100 &gt; 15; INT(RAND() * 50) ; 0 )" office:value-type="float" office:value="0" calcext:value-type="float">
            <text:p>0</text:p>
          </table:table-cell>
          <table:table-cell table:formula="of:= INT (RAND() * 200) + 1" office:value-type="float" office:value="170" calcext:value-type="float">
            <text:p>17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ation de musculation Home gym</text:p>
          </table:table-cell>
          <table:table-cell office:value-type="string" calcext:value-type="string">
            <text:p>MUSCULATION</text:p>
          </table:table-cell>
          <table:table-cell office:value-type="string" calcext:value-type="string">
            <text:p>ADIDAS</text:p>
          </table:table-cell>
          <table:table-cell table:formula="of:= IF (RAND() * 100 &gt; 15; INT(RAND() * 50) ; 0 )" office:value-type="float" office:value="16" calcext:value-type="float">
            <text:p>16</text:p>
          </table:table-cell>
          <table:table-cell table:formula="of:= INT (RAND() * 200) + 1" office:value-type="float" office:value="157" calcext:value-type="float">
            <text:p>1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ier de basket enfant/adulte B900. 2,40m à 3,05m. Se règle et se range en 2mn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30" calcext:value-type="float">
            <text:p>30</text:p>
          </table:table-cell>
          <table:table-cell table:formula="of:= INT (RAND() * 200) + 1" office:value-type="float" office:value="143" calcext:value-type="float">
            <text:p>14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 &amp; plastic &amp; plexigla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anier de basket enfant/adulte B500. 2,40m à 3,05m. Se règle et se range en 1mn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0" calcext:value-type="float">
            <text:p>0</text:p>
          </table:table-cell>
          <table:table-cell table:formula="of:= INT (RAND() * 200) + 1" office:value-type="float" office:value="35" calcext:value-type="float">
            <text:p>3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etal &amp; plastic &amp; plexigla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anier de basket enfant/adulte B700 Pro. 2,40m à 3,05m. 7 hauteurs de jeu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23" calcext:value-type="float">
            <text:p>23</text:p>
          </table:table-cell>
          <table:table-cell table:formula="of:= INT (RAND() * 200) + 1" office:value-type="float" office:value="117" calcext:value-type="float">
            <text:p>11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etal &amp; plastic &amp; plexigla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anier de Basket enfant/adulte B100 Easy Polycarbonate. Réglable sans outils 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22" calcext:value-type="float">
            <text:p>22</text:p>
          </table:table-cell>
          <table:table-cell table:formula="of:= INT (RAND() * 200) + 1" office:value-type="float" office:value="100" calcext:value-type="float">
            <text:p>10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olycarbona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anier de Basket enfant/adulte B100 Easy. Réglable sans outils de 2,20m à 3,05m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26" calcext:value-type="float">
            <text:p>26</text:p>
          </table:table-cell>
          <table:table-cell table:formula="of:= INT (RAND() * 200) + 1" office:value-type="float" office:value="139" calcext:value-type="float">
            <text:p>139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2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 &amp; plastic &amp; timb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anier de Basket B100 noir pour enfant et adulte. Se règle de 2,20m à 3,05m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19" calcext:value-type="float">
            <text:p>19</text:p>
          </table:table-cell>
          <table:table-cell table:formula="of:= INT (RAND() * 200) + 1" office:value-type="float" office:value="183" calcext:value-type="float">
            <text:p>18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 &amp; plastic &amp; timb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anier de basket enfant B200 EASY bleu espace. 1,60m à 2,20m. Jusqu'à 10 ans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26" calcext:value-type="float">
            <text:p>26</text:p>
          </table:table-cell>
          <table:table-cell table:formula="of:= INT (RAND() * 200) + 1" office:value-type="float" office:value="141" calcext:value-type="float">
            <text:p>14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last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anier de basket HOOP 500 Easy. Se transporte et s'installe partout facilement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24" calcext:value-type="float">
            <text:p>24</text:p>
          </table:table-cell>
          <table:table-cell table:formula="of:= INT (RAND() * 200) + 1" office:value-type="float" office:value="156" calcext:value-type="float">
            <text:p>15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lasti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anier de basket HOOP 500 Easy. Se transporte et s'installe partout facilement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0" calcext:value-type="float">
            <text:p>0</text:p>
          </table:table-cell>
          <table:table-cell table:formula="of:= INT (RAND() * 200) + 1" office:value-type="float" office:value="12" calcext:value-type="float">
            <text:p>1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lasti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anier de basketball pour enfant K100 Monstre bleu. 0,9m à 1,2m. Jusqu'à 5 ans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0" calcext:value-type="float">
            <text:p>0</text:p>
          </table:table-cell>
          <table:table-cell table:formula="of:= INT (RAND() * 200) + 1" office:value-type="float" office:value="21" calcext:value-type="float">
            <text:p>2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lastic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nier de basket enfant et adulte SPALDING NBA BEAST réglable de 2,30m à 3,05m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SPALDING</text:p>
          </table:table-cell>
          <table:table-cell table:formula="of:= IF (RAND() * 100 &gt; 15; INT(RAND() * 50) ; 0 )" office:value-type="float" office:value="33" calcext:value-type="float">
            <text:p>33</text:p>
          </table:table-cell>
          <table:table-cell table:formula="of:= INT (RAND() * 200) + 1" office:value-type="float" office:value="98" calcext:value-type="float">
            <text:p>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last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anier de basketball enfant K500 vaisseau bleu. 1,30m à 1,60m. Jusqu'à 8 ans.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34" calcext:value-type="float">
            <text:p>34</text:p>
          </table:table-cell>
          <table:table-cell table:formula="of:= INT (RAND() * 200) + 1" office:value-type="float" office:value="104" calcext:value-type="float">
            <text:p>10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etal &amp; plastic &amp; plexiglas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ac de lestage pour panier de basket SB20KG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TARMAK</text:p>
          </table:table-cell>
          <table:table-cell table:formula="of:= IF (RAND() * 100 &gt; 15; INT(RAND() * 50) ; 0 )" office:value-type="float" office:value="19" calcext:value-type="float">
            <text:p>19</text:p>
          </table:table-cell>
          <table:table-cell table:formula="of:= INT (RAND() * 200) + 1" office:value-type="float" office:value="99" calcext:value-type="float">
            <text:p>9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t de football SG 500 taille L marine/orang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0" calcext:value-type="float">
            <text:p>0</text:p>
          </table:table-cell>
          <table:table-cell table:formula="of:= INT (RAND() * 200) + 1" office:value-type="float" office:value="177" calcext:value-type="float">
            <text:p>17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4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ut de football SG 500 taille M marin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43" calcext:value-type="float">
            <text:p>43</text:p>
          </table:table-cell>
          <table:table-cell table:formula="of:= INT (RAND() * 200) + 1" office:value-type="float" office:value="32" calcext:value-type="float">
            <text:p>3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ut de football SG 500 taille S marine rouge vermillon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23" calcext:value-type="float">
            <text:p>23</text:p>
          </table:table-cell>
          <table:table-cell table:formula="of:= INT (RAND() * 200) + 1" office:value-type="float" office:value="62" calcext:value-type="float">
            <text:p>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al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ut de football SG 500 taille M marin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24" calcext:value-type="float">
            <text:p>24</text:p>
          </table:table-cell>
          <table:table-cell table:formula="of:= INT (RAND() * 200) + 1" office:value-type="float" office:value="176" calcext:value-type="float">
            <text:p>176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tal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ut de football gonflable NG500S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38" calcext:value-type="float">
            <text:p>38</text:p>
          </table:table-cell>
          <table:table-cell table:formula="of:= INT (RAND() * 200) + 1" office:value-type="float" office:value="9" calcext:value-type="float">
            <text:p>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lastic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t de football Kage Jaune Bleu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36" calcext:value-type="float">
            <text:p>36</text:p>
          </table:table-cell>
          <table:table-cell table:formula="of:= INT (RAND() * 200) + 1" office:value-type="float" office:value="127" calcext:value-type="float">
            <text:p>12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tal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ut de football gonflable AIR KAGE PUMP rouge orang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30" calcext:value-type="float">
            <text:p>30</text:p>
          </table:table-cell>
          <table:table-cell table:formula="of:= INT (RAND() * 200) + 1" office:value-type="float" office:value="126" calcext:value-type="float">
            <text:p>12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stic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t de football SG 100 taille L blanc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18" calcext:value-type="float">
            <text:p>18</text:p>
          </table:table-cell>
          <table:table-cell table:formula="of:= INT (RAND() * 200) + 1" office:value-type="float" office:value="174" calcext:value-type="float">
            <text:p>174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4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tal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ut de football gonflable NG500S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4" calcext:value-type="float">
            <text:p>4</text:p>
          </table:table-cell>
          <table:table-cell table:formula="of:= INT (RAND() * 200) + 1" office:value-type="float" office:value="24" calcext:value-type="float">
            <text:p>2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lastic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t de football SG 100 taille S blanc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27" calcext:value-type="float">
            <text:p>27</text:p>
          </table:table-cell>
          <table:table-cell table:formula="of:= INT (RAND() * 200) + 1" office:value-type="float" office:value="16" calcext:value-type="float">
            <text:p>16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tal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ut de football gonflable NG500S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50) ; 0 )" office:value-type="float" office:value="49" calcext:value-type="float">
            <text:p>49</text:p>
          </table:table-cell>
          <table:table-cell table:formula="of:= INT (RAND() * 200) + 1" office:value-type="float" office:value="87" calcext:value-type="float">
            <text:p>8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lastic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datas" table:style-name="ta1">
        <table:table-column table:style-name="co12" table:default-cell-style-name="Default"/>
        <table:table-row table:style-name="ro1">
          <table:table-cell table:formula="of:= RAND() * 100" office:value-type="float" office:value="3.55187373532378" calcext:value-type="float">
            <text:p>3.55187373532378</text:p>
          </table:table-cell>
        </table:table-row>
        <table:table-row table:style-name="ro1">
          <table:table-cell table:formula="of:= RAND() * 100" office:value-type="float" office:value="4.47717877170476" calcext:value-type="float">
            <text:p>4.47717877170476</text:p>
          </table:table-cell>
        </table:table-row>
        <table:table-row table:style-name="ro1">
          <table:table-cell table:formula="of:= RAND() * 100" office:value-type="float" office:value="48.461540604763" calcext:value-type="float">
            <text:p>48.461540604763</text:p>
          </table:table-cell>
        </table:table-row>
        <table:table-row table:style-name="ro1">
          <table:table-cell table:formula="of:= RAND() * 100" office:value-type="float" office:value="84.5622370904958" calcext:value-type="float">
            <text:p>84.5622370904958</text:p>
          </table:table-cell>
        </table:table-row>
        <table:table-row table:style-name="ro1">
          <table:table-cell table:formula="of:= RAND() * 100" office:value-type="float" office:value="92.3175169175758" calcext:value-type="float">
            <text:p>92.3175169175758</text:p>
          </table:table-cell>
        </table:table-row>
        <table:table-row table:style-name="ro1">
          <table:table-cell table:formula="of:= RAND() * 100" office:value-type="float" office:value="65.6062295620297" calcext:value-type="float">
            <text:p>65.6062295620297</text:p>
          </table:table-cell>
        </table:table-row>
        <table:table-row table:style-name="ro1">
          <table:table-cell table:formula="of:= RAND() * 100" office:value-type="float" office:value="24.8797855731126" calcext:value-type="float">
            <text:p>24.8797855731126</text:p>
          </table:table-cell>
        </table:table-row>
        <table:table-row table:style-name="ro1">
          <table:table-cell table:formula="of:= RAND() * 100" office:value-type="float" office:value="11.2516693437958" calcext:value-type="float">
            <text:p>11.2516693437958</text:p>
          </table:table-cell>
        </table:table-row>
        <table:table-row table:style-name="ro1">
          <table:table-cell table:formula="of:= RAND() * 100" office:value-type="float" office:value="87.3257135449878" calcext:value-type="float">
            <text:p>87.3257135449878</text:p>
          </table:table-cell>
        </table:table-row>
        <table:table-row table:style-name="ro1">
          <table:table-cell table:formula="of:= RAND() * 100" office:value-type="float" office:value="66.3498879396825" calcext:value-type="float">
            <text:p>66.3498879396825</text:p>
          </table:table-cell>
        </table:table-row>
        <table:table-row table:style-name="ro1">
          <table:table-cell table:formula="of:= RAND() * 100" office:value-type="float" office:value="28.6113528291634" calcext:value-type="float">
            <text:p>28.6113528291634</text:p>
          </table:table-cell>
        </table:table-row>
        <table:table-row table:style-name="ro1">
          <table:table-cell table:formula="of:= RAND() * 100" office:value-type="float" office:value="64.1999329253305" calcext:value-type="float">
            <text:p>64.1999329253305</text:p>
          </table:table-cell>
        </table:table-row>
        <table:table-row table:style-name="ro1">
          <table:table-cell table:formula="of:= RAND() * 100" office:value-type="float" office:value="40.5691380737052" calcext:value-type="float">
            <text:p>40.5691380737052</text:p>
          </table:table-cell>
        </table:table-row>
        <table:table-row table:style-name="ro1">
          <table:table-cell table:formula="of:= RAND() * 100" office:value-type="float" office:value="15.4488716523525" calcext:value-type="float">
            <text:p>15.4488716523525</text:p>
          </table:table-cell>
        </table:table-row>
        <table:table-row table:style-name="ro1">
          <table:table-cell table:formula="of:= RAND() * 100" office:value-type="float" office:value="55.0203863109611" calcext:value-type="float">
            <text:p>55.0203863109611</text:p>
          </table:table-cell>
        </table:table-row>
        <table:table-row table:style-name="ro1">
          <table:table-cell table:formula="of:= RAND() * 100" office:value-type="float" office:value="70.7254020209381" calcext:value-type="float">
            <text:p>70.7254020209381</text:p>
          </table:table-cell>
        </table:table-row>
        <table:table-row table:style-name="ro1">
          <table:table-cell table:formula="of:= RAND() * 100" office:value-type="float" office:value="88.9325951363547" calcext:value-type="float">
            <text:p>88.9325951363547</text:p>
          </table:table-cell>
        </table:table-row>
        <table:table-row table:style-name="ro1">
          <table:table-cell table:formula="of:= RAND() * 100" office:value-type="float" office:value="45.5817510187581" calcext:value-type="float">
            <text:p>45.5817510187581</text:p>
          </table:table-cell>
        </table:table-row>
        <table:table-row table:style-name="ro1">
          <table:table-cell table:formula="of:= RAND() * 100" office:value-type="float" office:value="39.4650087969519" calcext:value-type="float">
            <text:p>39.4650087969519</text:p>
          </table:table-cell>
        </table:table-row>
        <table:table-row table:style-name="ro1">
          <table:table-cell table:formula="of:= RAND() * 100" office:value-type="float" office:value="69.1971080997306" calcext:value-type="float">
            <text:p>69.1971080997306</text:p>
          </table:table-cell>
        </table:table-row>
        <table:table-row table:style-name="ro1">
          <table:table-cell table:formula="of:= RAND() * 100" office:value-type="float" office:value="89.2725538808436" calcext:value-type="float">
            <text:p>89.2725538808436</text:p>
          </table:table-cell>
        </table:table-row>
        <table:table-row table:style-name="ro1">
          <table:table-cell table:formula="of:= RAND() * 100" office:value-type="float" office:value="52.2777624115466" calcext:value-type="float">
            <text:p>52.2777624115466</text:p>
          </table:table-cell>
        </table:table-row>
        <table:table-row table:style-name="ro1">
          <table:table-cell table:formula="of:= RAND() * 100" office:value-type="float" office:value="9.94596729452297" calcext:value-type="float">
            <text:p>9.94596729452297</text:p>
          </table:table-cell>
        </table:table-row>
        <table:table-row table:style-name="ro1">
          <table:table-cell table:formula="of:= RAND() * 100" office:value-type="float" office:value="72.821349671296" calcext:value-type="float">
            <text:p>72.821349671296</text:p>
          </table:table-cell>
        </table:table-row>
        <table:table-row table:style-name="ro1">
          <table:table-cell table:formula="of:= RAND() * 100" office:value-type="float" office:value="0.22215565247429" calcext:value-type="float">
            <text:p>0.22215565247429</text:p>
          </table:table-cell>
        </table:table-row>
        <table:table-row table:style-name="ro1">
          <table:table-cell table:formula="of:= RAND() * 100" office:value-type="float" office:value="53.8514680046896" calcext:value-type="float">
            <text:p>53.8514680046896</text:p>
          </table:table-cell>
        </table:table-row>
        <table:table-row table:style-name="ro1">
          <table:table-cell table:formula="of:= RAND() * 100" office:value-type="float" office:value="65.054112672281" calcext:value-type="float">
            <text:p>65.054112672281</text:p>
          </table:table-cell>
        </table:table-row>
        <table:table-row table:style-name="ro1">
          <table:table-cell table:formula="of:= RAND() * 100" office:value-type="float" office:value="42.8519076534241" calcext:value-type="float">
            <text:p>42.8519076534241</text:p>
          </table:table-cell>
        </table:table-row>
        <table:table-row table:style-name="ro1">
          <table:table-cell table:formula="of:= RAND() * 100" office:value-type="float" office:value="47.5640535081092" calcext:value-type="float">
            <text:p>47.5640535081092</text:p>
          </table:table-cell>
        </table:table-row>
        <table:table-row table:style-name="ro1">
          <table:table-cell table:formula="of:= RAND() * 100" office:value-type="float" office:value="62.105990078553" calcext:value-type="float">
            <text:p>62.105990078553</text:p>
          </table:table-cell>
        </table:table-row>
        <table:table-row table:style-name="ro1">
          <table:table-cell table:formula="of:= RAND() * 100" office:value-type="float" office:value="58.0741670409418" calcext:value-type="float">
            <text:p>58.0741670409418</text:p>
          </table:table-cell>
        </table:table-row>
        <table:table-row table:style-name="ro1">
          <table:table-cell table:formula="of:= RAND() * 100" office:value-type="float" office:value="89.8660087957822" calcext:value-type="float">
            <text:p>89.8660087957822</text:p>
          </table:table-cell>
        </table:table-row>
        <table:table-row table:style-name="ro1">
          <table:table-cell table:formula="of:= RAND() * 100" office:value-type="float" office:value="20.6303485620435" calcext:value-type="float">
            <text:p>20.6303485620435</text:p>
          </table:table-cell>
        </table:table-row>
        <table:table-row table:style-name="ro1">
          <table:table-cell table:formula="of:= RAND() * 100" office:value-type="float" office:value="5.12927149617165" calcext:value-type="float">
            <text:p>5.12927149617165</text:p>
          </table:table-cell>
        </table:table-row>
        <table:table-row table:style-name="ro1">
          <table:table-cell table:formula="of:= RAND() * 100" office:value-type="float" office:value="25.3206921183181" calcext:value-type="float">
            <text:p>25.3206921183181</text:p>
          </table:table-cell>
        </table:table-row>
        <table:table-row table:style-name="ro1">
          <table:table-cell table:formula="of:= RAND() * 100" office:value-type="float" office:value="31.142739359276" calcext:value-type="float">
            <text:p>31.142739359276</text:p>
          </table:table-cell>
        </table:table-row>
        <table:table-row table:style-name="ro1">
          <table:table-cell table:formula="of:= RAND() * 100" office:value-type="float" office:value="9.00805450234999" calcext:value-type="float">
            <text:p>9.00805450234999</text:p>
          </table:table-cell>
        </table:table-row>
        <table:table-row table:style-name="ro1">
          <table:table-cell table:formula="of:= RAND() * 100" office:value-type="float" office:value="42.1950103775204" calcext:value-type="float">
            <text:p>42.1950103775204</text:p>
          </table:table-cell>
        </table:table-row>
        <table:table-row table:style-name="ro1">
          <table:table-cell table:formula="of:= RAND() * 100" office:value-type="float" office:value="83.8766630936675" calcext:value-type="float">
            <text:p>83.8766630936675</text:p>
          </table:table-cell>
        </table:table-row>
        <table:table-row table:style-name="ro1">
          <table:table-cell table:formula="of:= RAND() * 100" office:value-type="float" office:value="21.3833103897978" calcext:value-type="float">
            <text:p>21.3833103897978</text:p>
          </table:table-cell>
        </table:table-row>
        <table:table-row table:style-name="ro1">
          <table:table-cell table:formula="of:= RAND() * 100" office:value-type="float" office:value="4.19393992198604" calcext:value-type="float">
            <text:p>4.19393992198604</text:p>
          </table:table-cell>
        </table:table-row>
        <table:table-row table:style-name="ro1">
          <table:table-cell table:formula="of:= RAND() * 100" office:value-type="float" office:value="97.8066892294386" calcext:value-type="float">
            <text:p>97.8066892294386</text:p>
          </table:table-cell>
        </table:table-row>
        <table:table-row table:style-name="ro1">
          <table:table-cell table:formula="of:= RAND() * 100" office:value-type="float" office:value="19.48867711541" calcext:value-type="float">
            <text:p>19.48867711541</text:p>
          </table:table-cell>
        </table:table-row>
        <table:table-row table:style-name="ro1">
          <table:table-cell table:formula="of:= RAND() * 100" office:value-type="float" office:value="14.1287991598065" calcext:value-type="float">
            <text:p>14.1287991598065</text:p>
          </table:table-cell>
        </table:table-row>
        <table:table-row table:style-name="ro1">
          <table:table-cell table:formula="of:= RAND() * 100" office:value-type="float" office:value="9.21523070335036" calcext:value-type="float">
            <text:p>9.21523070335036</text:p>
          </table:table-cell>
        </table:table-row>
        <table:table-row table:style-name="ro1">
          <table:table-cell table:formula="of:= RAND() * 100" office:value-type="float" office:value="97.0302867001405" calcext:value-type="float">
            <text:p>97.0302867001405</text:p>
          </table:table-cell>
        </table:table-row>
        <table:table-row table:style-name="ro1">
          <table:table-cell table:formula="of:= RAND() * 100" office:value-type="float" office:value="41.0705987377115" calcext:value-type="float">
            <text:p>41.0705987377115</text:p>
          </table:table-cell>
        </table:table-row>
        <table:table-row table:style-name="ro1">
          <table:table-cell table:formula="of:= RAND() * 100" office:value-type="float" office:value="72.2547143548988" calcext:value-type="float">
            <text:p>72.2547143548988</text:p>
          </table:table-cell>
        </table:table-row>
        <table:table-row table:style-name="ro1">
          <table:table-cell table:formula="of:= RAND() * 100" office:value-type="float" office:value="29.0962173620104" calcext:value-type="float">
            <text:p>29.0962173620104</text:p>
          </table:table-cell>
        </table:table-row>
      </table:table>
      <table:named-expressions>
        <table:named-range table:name="random_val100" table:base-cell-address="$datas.$A$1" table:cell-range-address="$datas.$A$1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20:54:16.570502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3T23:30:18.246158883</dc:date>
    <dc:creator>Franc Z.Nomo</dc:creator>
    <meta:editing-duration>PT3H15M13S</meta:editing-duration>
    <meta:editing-cycles>16</meta:editing-cycles>
    <meta:generator>LibreOffice/6.4.7.2$Linux_X86_64 LibreOffice_project/40$Build-2</meta:generator>
    <meta:document-statistic meta:table-count="2" meta:cell-count="577" meta:object-count="0"/>
  </office:meta>
</office:document-meta>
</file>